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09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nepName</text:p>
          </table:table-cell>
          <table:table-cell office:value-type="string" calcext:value-type="string">
            <text:p>engName</text:p>
          </table:table-cell>
          <table:table-cell table:style-name="Default" office:value-type="string" calcext:value-type="string">
            <text:p>startDate</text:p>
          </table:table-cell>
        </table:table-row>
        <table:table-row table:style-name="ro1">
          <table:table-cell office:value-type="string" calcext:value-type="string">
            <text:p>पर्शु राम शर्मा</text:p>
          </table:table-cell>
          <table:table-cell office:value-type="string" calcext:value-type="string">
            <text:p>Parsu Ram Sharma</text:p>
          </table:table-cell>
          <table:table-cell office:value-type="date" office:date-value="2058-01-02" calcext:value-type="date">
            <text:p>2058-01-02</text:p>
          </table:table-cell>
        </table:table-row>
        <table:table-row table:style-name="ro1">
          <table:table-cell office:value-type="string" calcext:value-type="string">
            <text:p>काली बहादुर भुजेल</text:p>
          </table:table-cell>
          <table:table-cell office:value-type="string" calcext:value-type="string">
            <text:p>Kali Bahadur Bhujel</text:p>
          </table:table-cell>
          <table:table-cell office:value-type="date" office:date-value="2061-11-24" calcext:value-type="date">
            <text:p>2061-11-24</text:p>
          </table:table-cell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1-11-27" calcext:value-type="date">
            <text:p>2061-11-27</text:p>
          </table:table-cell>
        </table:table-row>
        <table:table-row table:style-name="ro1">
          <table:table-cell office:value-type="string" calcext:value-type="string">
            <text:p>पर्शु राम शर्मा</text:p>
          </table:table-cell>
          <table:table-cell office:value-type="string" calcext:value-type="string">
            <text:p>Parsu Ram Sharma</text:p>
          </table:table-cell>
          <table:table-cell office:value-type="date" office:date-value="2061-12-02" calcext:value-type="date">
            <text:p>2061-12-02</text:p>
          </table:table-cell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</text:p>
          </table:table-cell>
          <table:table-cell office:value-type="date" office:date-value="2061-12-06" calcext:value-type="date">
            <text:p>2061-12-06</text:p>
          </table:table-cell>
        </table:table-row>
        <table:table-row table:style-name="ro1">
          <table:table-cell office:value-type="string" calcext:value-type="string">
            <text:p>पर्शु राम शर्मा</text:p>
          </table:table-cell>
          <table:table-cell office:value-type="string" calcext:value-type="string">
            <text:p>Parsu Ram Sharma</text:p>
          </table:table-cell>
          <table:table-cell office:value-type="date" office:date-value="2061-12-15" calcext:value-type="date">
            <text:p>2061-12-15</text:p>
          </table:table-cell>
        </table:table-row>
        <table:table-row table:style-name="ro1">
          <table:table-cell office:value-type="string" calcext:value-type="string">
            <text:p>चन्द्र बहादुर भुजेल</text:p>
          </table:table-cell>
          <table:table-cell office:value-type="string" calcext:value-type="string">
            <text:p>Chandra Bahadur Bhujel</text:p>
          </table:table-cell>
          <table:table-cell office:value-type="date" office:date-value="2061-12-29" calcext:value-type="date">
            <text:p>2061-12-29</text:p>
          </table:table-cell>
        </table:table-row>
        <table:table-row table:style-name="ro1">
          <table:table-cell office:value-type="string" calcext:value-type="string">
            <text:p>पर्शु राम शर्मा</text:p>
          </table:table-cell>
          <table:table-cell office:value-type="string" calcext:value-type="string">
            <text:p>Parsu Ram Sharma</text:p>
          </table:table-cell>
          <table:table-cell office:value-type="date" office:date-value="2062-01-02" calcext:value-type="date">
            <text:p>2062-01-02</text:p>
          </table:table-cell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2-01-11" calcext:value-type="date">
            <text:p>2062-01-11</text:p>
          </table:table-cell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</text:p>
          </table:table-cell>
          <table:table-cell office:value-type="date" office:date-value="2062-01-12" calcext:value-type="date">
            <text:p>2062-01-12</text:p>
          </table:table-cell>
        </table:table-row>
        <table:table-row table:style-name="ro1">
          <table:table-cell office:value-type="string" calcext:value-type="string">
            <text:p>पर्शु राम शर्मा</text:p>
          </table:table-cell>
          <table:table-cell office:value-type="string" calcext:value-type="string">
            <text:p>Parsu Ram Sharma</text:p>
          </table:table-cell>
          <table:table-cell office:value-type="date" office:date-value="2062-01-18" calcext:value-type="date">
            <text:p>2062-01-18</text:p>
          </table:table-cell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2-01-26" calcext:value-type="date">
            <text:p>2062-01-26</text:p>
          </table:table-cell>
        </table:table-row>
        <table:table-row table:style-name="ro1">
          <table:table-cell office:value-type="string" calcext:value-type="string">
            <text:p>पर्शु राम शर्मा</text:p>
          </table:table-cell>
          <table:table-cell office:value-type="string" calcext:value-type="string">
            <text:p>Parsu Ram Sharma</text:p>
          </table:table-cell>
          <table:table-cell office:value-type="date" office:date-value="2062-02-02" calcext:value-type="date">
            <text:p>2062-02-02</text:p>
          </table:table-cell>
        </table:table-row>
        <table:table-row table:style-name="ro1">
          <table:table-cell office:value-type="string" calcext:value-type="string">
            <text:p>तारा नाथ लुईटेल</text:p>
          </table:table-cell>
          <table:table-cell office:value-type="string" calcext:value-type="string">
            <text:p>Tara Nath Luitel</text:p>
          </table:table-cell>
          <table:table-cell office:value-type="date" office:date-value="2062-04-10" calcext:value-type="date">
            <text:p>2062-04-10</text:p>
          </table:table-cell>
        </table:table-row>
        <table:table-row table:style-name="ro1">
          <table:table-cell office:value-type="string" calcext:value-type="string">
            <text:p>पर्शु राम शर्मा</text:p>
          </table:table-cell>
          <table:table-cell office:value-type="string" calcext:value-type="string">
            <text:p>Parsu Ram Sharma</text:p>
          </table:table-cell>
          <table:table-cell office:value-type="date" office:date-value="2062-04-30" calcext:value-type="date">
            <text:p>2062-04-30</text:p>
          </table:table-cell>
        </table:table-row>
        <table:table-row table:style-name="ro1">
          <table:table-cell office:value-type="string" calcext:value-type="string">
            <text:p>तारा नाथ लुईटेल</text:p>
          </table:table-cell>
          <table:table-cell office:value-type="string" calcext:value-type="string">
            <text:p>Tara Nath Luitel</text:p>
          </table:table-cell>
          <table:table-cell office:value-type="date" office:date-value="2062-05-02" calcext:value-type="date">
            <text:p>2062-05-02</text:p>
          </table:table-cell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</text:p>
          </table:table-cell>
          <table:table-cell office:value-type="date" office:date-value="2062-05-27" calcext:value-type="date">
            <text:p>2062-05-27</text:p>
          </table:table-cell>
        </table:table-row>
        <table:table-row table:style-name="ro1">
          <table:table-cell office:value-type="string" calcext:value-type="string">
            <text:p>तारा नाथ लुईटेल</text:p>
          </table:table-cell>
          <table:table-cell office:value-type="string" calcext:value-type="string">
            <text:p>Tara Nath Luitel</text:p>
          </table:table-cell>
          <table:table-cell office:value-type="date" office:date-value="2062-07-01" calcext:value-type="date">
            <text:p>2062-07-01</text:p>
          </table:table-cell>
        </table:table-row>
        <table:table-row table:style-name="ro1">
          <table:table-cell office:value-type="string" calcext:value-type="string">
            <text:p>पर्शु राम शर्मा</text:p>
          </table:table-cell>
          <table:table-cell office:value-type="string" calcext:value-type="string">
            <text:p>Parsu Ram Sharma</text:p>
          </table:table-cell>
          <table:table-cell office:value-type="date" office:date-value="2062-07-03" calcext:value-type="date">
            <text:p>2062-07-03</text:p>
          </table:table-cell>
        </table:table-row>
        <table:table-row table:style-name="ro1">
          <table:table-cell office:value-type="string" calcext:value-type="string">
            <text:p>तारा नाथ लुईटेल</text:p>
          </table:table-cell>
          <table:table-cell office:value-type="string" calcext:value-type="string">
            <text:p>Tara Nath Luitel</text:p>
          </table:table-cell>
          <table:table-cell office:value-type="date" office:date-value="2062-07-06" calcext:value-type="date">
            <text:p>2062-07-06</text:p>
          </table:table-cell>
        </table:table-row>
        <table:table-row table:style-name="ro1">
          <table:table-cell office:value-type="string" calcext:value-type="string">
            <text:p>काली बहादुर भुजेल</text:p>
          </table:table-cell>
          <table:table-cell office:value-type="string" calcext:value-type="string">
            <text:p>Kali Bahadur Bhujel</text:p>
          </table:table-cell>
          <table:table-cell office:value-type="date" office:date-value="2062-07-24" calcext:value-type="date">
            <text:p>2062-07-24</text:p>
          </table:table-cell>
        </table:table-row>
        <table:table-row table:style-name="ro1">
          <table:table-cell office:value-type="string" calcext:value-type="string">
            <text:p>तारा नाथ लुईटेल</text:p>
          </table:table-cell>
          <table:table-cell office:value-type="string" calcext:value-type="string">
            <text:p>Tara Nath Luitel</text:p>
          </table:table-cell>
          <table:table-cell office:value-type="date" office:date-value="2062-07-28" calcext:value-type="date">
            <text:p>2062-07-28</text:p>
          </table:table-cell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</text:p>
          </table:table-cell>
          <table:table-cell office:value-type="date" office:date-value="2062-08-14" calcext:value-type="date">
            <text:p>2062-08-14</text:p>
          </table:table-cell>
        </table:table-row>
        <table:table-row table:style-name="ro1">
          <table:table-cell office:value-type="string" calcext:value-type="string">
            <text:p>तारा नाथ लुईटेल</text:p>
          </table:table-cell>
          <table:table-cell office:value-type="string" calcext:value-type="string">
            <text:p>Tara Nath Luitel</text:p>
          </table:table-cell>
          <table:table-cell office:value-type="date" office:date-value="2062-08-19" calcext:value-type="date">
            <text:p>2062-08-19</text:p>
          </table:table-cell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</text:p>
          </table:table-cell>
          <table:table-cell office:value-type="date" office:date-value="2062-08-27" calcext:value-type="date">
            <text:p>2062-08-27</text:p>
          </table:table-cell>
        </table:table-row>
        <table:table-row table:style-name="ro1">
          <table:table-cell office:value-type="string" calcext:value-type="string">
            <text:p>तारा नाथ लुईटेल</text:p>
          </table:table-cell>
          <table:table-cell office:value-type="string" calcext:value-type="string">
            <text:p>Tara Nath Luitel</text:p>
          </table:table-cell>
          <table:table-cell office:value-type="date" office:date-value="2062-08-30" calcext:value-type="date">
            <text:p>2062-08-30</text:p>
          </table:table-cell>
        </table:table-row>
        <table:table-row table:style-name="ro1">
          <table:table-cell office:value-type="string" calcext:value-type="string">
            <text:p>हेम राज अर्याल</text:p>
          </table:table-cell>
          <table:table-cell office:value-type="string" calcext:value-type="string">
            <text:p>Hem Raj Aryal</text:p>
          </table:table-cell>
          <table:table-cell office:value-type="date" office:date-value="2062-09-01" calcext:value-type="date">
            <text:p>2062-09-01</text:p>
          </table:table-cell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2-09-28" calcext:value-type="date">
            <text:p>2062-09-28</text:p>
          </table:table-cell>
        </table:table-row>
        <table:table-row table:style-name="ro1">
          <table:table-cell office:value-type="string" calcext:value-type="string">
            <text:p>हेम राज अर्याल</text:p>
          </table:table-cell>
          <table:table-cell office:value-type="string" calcext:value-type="string">
            <text:p>Hem Raj Aryal</text:p>
          </table:table-cell>
          <table:table-cell office:value-type="date" office:date-value="2062-10-02" calcext:value-type="date">
            <text:p>2062-10-02</text:p>
          </table:table-cell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</text:p>
          </table:table-cell>
          <table:table-cell office:value-type="date" office:date-value="2062-10-18" calcext:value-type="date">
            <text:p>2062-10-18</text:p>
          </table:table-cell>
        </table:table-row>
        <table:table-row table:style-name="ro1">
          <table:table-cell office:value-type="string" calcext:value-type="string">
            <text:p>हेम राज अर्याल</text:p>
          </table:table-cell>
          <table:table-cell office:value-type="string" calcext:value-type="string">
            <text:p>Hem Raj Aryal</text:p>
          </table:table-cell>
          <table:table-cell office:value-type="date" office:date-value="2062-11-11" calcext:value-type="date">
            <text:p>2062-11-11</text:p>
          </table:table-cell>
        </table:table-row>
        <table:table-row table:style-name="ro1">
          <table:table-cell office:value-type="string" calcext:value-type="string">
            <text:p>तारा नाथ लुईटेल</text:p>
          </table:table-cell>
          <table:table-cell office:value-type="string" calcext:value-type="string">
            <text:p>Tara Nath Luitel</text:p>
          </table:table-cell>
          <table:table-cell office:value-type="date" office:date-value="2062-12-10" calcext:value-type="date">
            <text:p>2062-12-10</text:p>
          </table:table-cell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</text:p>
          </table:table-cell>
          <table:table-cell office:value-type="date" office:date-value="2062-12-20" calcext:value-type="date">
            <text:p>2062-12-20</text:p>
          </table:table-cell>
        </table:table-row>
        <table:table-row table:style-name="ro1">
          <table:table-cell office:value-type="string" calcext:value-type="string">
            <text:p>हेम राज अर्याल</text:p>
          </table:table-cell>
          <table:table-cell office:value-type="string" calcext:value-type="string">
            <text:p>Hem Raj Aryal</text:p>
          </table:table-cell>
          <table:table-cell office:value-type="date" office:date-value="2062-12-23" calcext:value-type="date">
            <text:p>2062-12-23</text:p>
          </table:table-cell>
        </table:table-row>
        <table:table-row table:style-name="ro1">
          <table:table-cell office:value-type="string" calcext:value-type="string">
            <text:p>तारा नाथ लुईटेल</text:p>
          </table:table-cell>
          <table:table-cell office:value-type="string" calcext:value-type="string">
            <text:p>Tara Nath Luitel</text:p>
          </table:table-cell>
          <table:table-cell office:value-type="date" office:date-value="2063-01-15" calcext:value-type="date">
            <text:p>2063-01-15</text:p>
          </table:table-cell>
        </table:table-row>
        <table:table-row table:style-name="ro1">
          <table:table-cell office:value-type="string" calcext:value-type="string">
            <text:p>हेम राज अर्याल</text:p>
          </table:table-cell>
          <table:table-cell office:value-type="string" calcext:value-type="string">
            <text:p>Hem Raj Aryal</text:p>
          </table:table-cell>
          <table:table-cell office:value-type="date" office:date-value="2063-01-18" calcext:value-type="date">
            <text:p>2063-01-18</text:p>
          </table:table-cell>
        </table:table-row>
        <table:table-row table:style-name="ro1">
          <table:table-cell office:value-type="string" calcext:value-type="string">
            <text:p>तारा नाथ लुईटेल</text:p>
          </table:table-cell>
          <table:table-cell office:value-type="string" calcext:value-type="string">
            <text:p>Tara Nath Luitel</text:p>
          </table:table-cell>
          <table:table-cell office:value-type="date" office:date-value="2063-01-22" calcext:value-type="date">
            <text:p>2063-01-22</text:p>
          </table:table-cell>
        </table:table-row>
        <table:table-row table:style-name="ro1">
          <table:table-cell office:value-type="string" calcext:value-type="string">
            <text:p>हेम राज अर्याल</text:p>
          </table:table-cell>
          <table:table-cell office:value-type="string" calcext:value-type="string">
            <text:p>Hem Raj Aryal</text:p>
          </table:table-cell>
          <table:table-cell office:value-type="date" office:date-value="2063-01-29" calcext:value-type="date">
            <text:p>2063-01-29</text:p>
          </table:table-cell>
        </table:table-row>
        <table:table-row table:style-name="ro1">
          <table:table-cell office:value-type="string" calcext:value-type="string">
            <text:p>डम्मरु बल्लभ बराल</text:p>
          </table:table-cell>
          <table:table-cell office:value-type="string" calcext:value-type="string">
            <text:p>Dammru Ballav Baral</text:p>
          </table:table-cell>
          <table:table-cell office:value-type="date" office:date-value="2063-02-08" calcext:value-type="date">
            <text:p>2063-02-08</text:p>
          </table:table-cell>
        </table:table-row>
        <table:table-row table:style-name="ro1">
          <table:table-cell office:value-type="string" calcext:value-type="string">
            <text:p>हेम राज अर्याल</text:p>
          </table:table-cell>
          <table:table-cell office:value-type="string" calcext:value-type="string">
            <text:p>Hem Raj Aryal</text:p>
          </table:table-cell>
          <table:table-cell office:value-type="date" office:date-value="2063-02-14" calcext:value-type="date">
            <text:p>2063-02-14</text:p>
          </table:table-cell>
        </table:table-row>
        <table:table-row table:style-name="ro1">
          <table:table-cell office:value-type="string" calcext:value-type="string">
            <text:p>तारा नाथ लुईटेल</text:p>
          </table:table-cell>
          <table:table-cell office:value-type="string" calcext:value-type="string">
            <text:p>Tara Nath Luitel</text:p>
          </table:table-cell>
          <table:table-cell office:value-type="date" office:date-value="2063-03-06" calcext:value-type="date">
            <text:p>2063-03-06</text:p>
          </table:table-cell>
        </table:table-row>
        <table:table-row table:style-name="ro1">
          <table:table-cell office:value-type="string" calcext:value-type="string">
            <text:p>युर मान स्रेष्ठ</text:p>
          </table:table-cell>
          <table:table-cell office:value-type="string" calcext:value-type="string">
            <text:p>Yur Man Shrestha</text:p>
          </table:table-cell>
          <table:table-cell office:value-type="date" office:date-value="2063-03-25" calcext:value-type="date">
            <text:p>2063-03-25</text:p>
          </table:table-cell>
        </table:table-row>
        <table:table-row table:style-name="ro1">
          <table:table-cell office:value-type="string" calcext:value-type="string">
            <text:p>हेम राज अर्याल</text:p>
          </table:table-cell>
          <table:table-cell office:value-type="string" calcext:value-type="string">
            <text:p>Hem Raj Aryal</text:p>
          </table:table-cell>
          <table:table-cell office:value-type="date" office:date-value="2063-04-02" calcext:value-type="date">
            <text:p>2063-04-02</text:p>
          </table:table-cell>
        </table:table-row>
        <table:table-row table:style-name="ro1">
          <table:table-cell office:value-type="string" calcext:value-type="string">
            <text:p>भेष राज दाहाल</text:p>
          </table:table-cell>
          <table:table-cell office:value-type="string" calcext:value-type="string">
            <text:p>Bhesh Raj Dahal</text:p>
          </table:table-cell>
          <table:table-cell office:value-type="date" office:date-value="2063-04-21" calcext:value-type="date">
            <text:p>2063-04-21</text:p>
          </table:table-cell>
        </table:table-row>
        <table:table-row table:style-name="ro1">
          <table:table-cell office:value-type="string" calcext:value-type="string">
            <text:p>हेम राज अर्याल</text:p>
          </table:table-cell>
          <table:table-cell office:value-type="string" calcext:value-type="string">
            <text:p>Hem Raj Aryal</text:p>
          </table:table-cell>
          <table:table-cell office:value-type="date" office:date-value="2063-04-28" calcext:value-type="date">
            <text:p>2063-04-28</text:p>
          </table:table-cell>
        </table:table-row>
        <table:table-row table:style-name="ro1">
          <table:table-cell office:value-type="string" calcext:value-type="string">
            <text:p>भेष राज दाहाल</text:p>
          </table:table-cell>
          <table:table-cell office:value-type="string" calcext:value-type="string">
            <text:p>Bhesh Raj Dahal</text:p>
          </table:table-cell>
          <table:table-cell office:value-type="date" office:date-value="2063-05-12" calcext:value-type="date">
            <text:p>2063-05-12</text:p>
          </table:table-cell>
        </table:table-row>
        <table:table-row table:style-name="ro1">
          <table:table-cell office:value-type="string" calcext:value-type="string">
            <text:p>हेम राज अर्याल</text:p>
          </table:table-cell>
          <table:table-cell office:value-type="string" calcext:value-type="string">
            <text:p>Hem Raj Aryal</text:p>
          </table:table-cell>
          <table:table-cell office:value-type="date" office:date-value="2063-05-19" calcext:value-type="date">
            <text:p>2063-05-19</text:p>
          </table:table-cell>
        </table:table-row>
        <table:table-row table:style-name="ro1">
          <table:table-cell office:value-type="string" calcext:value-type="string">
            <text:p>देबेन्द्र गुरागाई</text:p>
          </table:table-cell>
          <table:table-cell office:value-type="string" calcext:value-type="string">
            <text:p>Debendra Guragai</text:p>
          </table:table-cell>
          <table:table-cell office:value-type="date" office:date-value="2063-06-22" calcext:value-type="date">
            <text:p>2063-06-22</text:p>
          </table:table-cell>
        </table:table-row>
        <table:table-row table:style-name="ro1">
          <table:table-cell office:value-type="string" calcext:value-type="string">
            <text:p>हेम राज अर्याल</text:p>
          </table:table-cell>
          <table:table-cell office:value-type="string" calcext:value-type="string">
            <text:p>Hem Raj Aryal</text:p>
          </table:table-cell>
          <table:table-cell office:value-type="date" office:date-value="2063-06-30" calcext:value-type="date">
            <text:p>2063-06-30</text:p>
          </table:table-cell>
        </table:table-row>
        <table:table-row table:style-name="ro1">
          <table:table-cell office:value-type="string" calcext:value-type="string">
            <text:p>डम्मरु बल्लभ बराल</text:p>
          </table:table-cell>
          <table:table-cell office:value-type="string" calcext:value-type="string">
            <text:p>Dammru Ballav Baral</text:p>
          </table:table-cell>
          <table:table-cell office:value-type="date" office:date-value="2063-07-13" calcext:value-type="date">
            <text:p>2063-07-13</text:p>
          </table:table-cell>
        </table:table-row>
        <table:table-row table:style-name="ro1">
          <table:table-cell office:value-type="string" calcext:value-type="string">
            <text:p>चन्द्र बहादुर भुजेल</text:p>
          </table:table-cell>
          <table:table-cell office:value-type="string" calcext:value-type="string">
            <text:p>Chandra Bahadur Bhujel</text:p>
          </table:table-cell>
          <table:table-cell office:value-type="date" office:date-value="2063-07-20" calcext:value-type="date">
            <text:p>2063-07-20</text:p>
          </table:table-cell>
        </table:table-row>
        <table:table-row table:style-name="ro1">
          <table:table-cell office:value-type="string" calcext:value-type="string">
            <text:p>भक्त बहादुर भट्टराई</text:p>
          </table:table-cell>
          <table:table-cell office:value-type="string" calcext:value-type="string">
            <text:p>Bhakta Bahadur Bhattrai</text:p>
          </table:table-cell>
          <table:table-cell office:value-type="date" office:date-value="2063-08-10" calcext:value-type="date">
            <text:p>2063-08-10</text:p>
          </table:table-cell>
        </table:table-row>
        <table:table-row table:style-name="ro1">
          <table:table-cell office:value-type="string" calcext:value-type="string">
            <text:p>चन्द्र बहादुर भुजेल</text:p>
          </table:table-cell>
          <table:table-cell office:value-type="string" calcext:value-type="string">
            <text:p>Chandra Bahadur Bhujel</text:p>
          </table:table-cell>
          <table:table-cell office:value-type="date" office:date-value="2063-08-22" calcext:value-type="date">
            <text:p>2063-08-22</text:p>
          </table:table-cell>
        </table:table-row>
        <table:table-row table:style-name="ro1">
          <table:table-cell office:value-type="string" calcext:value-type="string">
            <text:p>खेत कुमार राई</text:p>
          </table:table-cell>
          <table:table-cell office:value-type="string" calcext:value-type="string">
            <text:p>Khet Kumar Rai</text:p>
          </table:table-cell>
          <table:table-cell office:value-type="date" office:date-value="2067-12-08" calcext:value-type="date">
            <text:p>2067-12-08</text:p>
          </table:table-cell>
        </table:table-row>
        <table:table-row table:style-name="ro1">
          <table:table-cell office:value-type="string" calcext:value-type="string">
            <text:p>तिलक खत्री</text:p>
          </table:table-cell>
          <table:table-cell office:value-type="string" calcext:value-type="string">
            <text:p>Tilak Khatri</text:p>
          </table:table-cell>
          <table:table-cell office:value-type="date" office:date-value="2068-09-11" calcext:value-type="date">
            <text:p>2068-09-11</text:p>
          </table:table-cell>
        </table:table-row>
        <table:table-row table:style-name="ro1">
          <table:table-cell office:value-type="string" calcext:value-type="string">
            <text:p>सन्तोश अधिकारी</text:p>
          </table:table-cell>
          <table:table-cell office:value-type="string" calcext:value-type="string">
            <text:p>Santosh Adhikari</text:p>
          </table:table-cell>
          <table:table-cell office:value-type="date" office:date-value="2070-08-29" calcext:value-type="date">
            <text:p>2070-08-29</text:p>
          </table:table-cell>
        </table:table-row>
        <table:table-row table:style-name="ro1">
          <table:table-cell office:value-type="string" calcext:value-type="string">
            <text:p>हरी प्रसाद गौतम</text:p>
          </table:table-cell>
          <table:table-cell office:value-type="string" calcext:value-type="string">
            <text:p>Hari Prasad Gautam</text:p>
          </table:table-cell>
          <table:table-cell office:value-type="date" office:date-value="2071-08-22" calcext:value-type="date">
            <text:p>2071-08-22</text:p>
          </table:table-cell>
        </table:table-row>
        <table:table-row table:style-name="ro1">
          <table:table-cell office:value-type="string" calcext:value-type="string">
            <text:p>उगेन्द्र प्रसाद अधिकारी</text:p>
          </table:table-cell>
          <table:table-cell office:value-type="string" calcext:value-type="string">
            <text:p>Ugendra Prasad <text:s/>Adhikari</text:p>
          </table:table-cell>
          <table:table-cell office:value-type="date" office:date-value="2074-08-28" calcext:value-type="date">
            <text:p>2074-08-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8:11:03.131470083</meta:creation-date>
    <dc:date>2021-04-18T18:37:45.435820096</dc:date>
    <meta:editing-duration>PT6M17S</meta:editing-duration>
    <meta:editing-cycles>1</meta:editing-cycles>
    <meta:document-statistic meta:table-count="1" meta:cell-count="177" meta:object-count="0"/>
    <meta:generator>LibreOffice/6.4.6.2$Linux_X86_64 LibreOffice_project/40$Build-2</meta:generator>
  </office:meta>
</office:document-meta>
</file>